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</office:font-face-decls>
  <office:automatic-styles>
    <style:style style:name="P1" style:family="paragraph" style:parent-style-name="Standard">
      <style:text-properties fo:color="#ff0000"/>
    </style:style>
    <style:style style:name="P2" style:family="paragraph" style:parent-style-name="Standard">
      <style:text-properties fo:background-color="#2300d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es ist ein roter Text</text:p>
      <text:p text:style-name="P2">Dies ist ein Text mit blauen Hintergrund</text:p>
      <text:p text:style-name="Standard"><text:tab/>← Tabula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de" fo:country="AT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Harald Atteneder</meta:initial-creator>
    <meta:creation-date>2006-05-30T20:15:29</meta:creation-date>
    <dc:creator>Harald Atteneder</dc:creator>
    <dc:date>2006-05-30T20:16:40</dc:date>
    <dc:language>de-AT</dc:language>
    <meta:editing-cycles>3</meta:editing-cycles>
    <meta:editing-duration>PT1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" meta:word-count="13" meta:character-count="75"/>
  </office:meta>
</office:document-meta>
</file>